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start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k Austin</text:p>
      <text:p text:style-name="P1">CS4450</text:p>
      <text:p text:style-name="P1">12/15/13</text:p>
      <text:p text:style-name="P2">Chapter 21 Homework</text:p>
      <text:p text:style-name="P3">Exercise 8<text:tab/>For each of the following, give a formula for computing the address to use for the array reference. Assume that the array A is allocated as a single block at address base, and let size be the size of an individual array element.</text:p>
      <text:p text:style-name="P3"><text:tab/>a. The element A[i], where 0 &lt;= i &lt; n.</text:p>
      <text:p text:style-name="P3"><text:tab/><text:span text:style-name="T1">Address of A <text:s/>=</text:span> <text:span text:style-name="T1">base + i * size.</text:span></text:p>
      <text:p text:style-name="P3"><text:tab/>b. The element A[i], where 1 &lt;= i &lt;= n.</text:p>
      <text:p text:style-name="P3"><text:tab/><text:span text:style-name="T1">Address of A <text:s/>=</text:span> <text:span text:style-name="T1">base + i * size.</text:span></text:p>
      <text:p text:style-name="P3"><text:tab/>c. The element A[i][j], where 1 &lt;= i &lt;= m and 1 &lt;= j &lt;= n, and where the array is allocated in row-major order.</text:p>
      <text:p text:style-name="P3"><text:tab/><text:span text:style-name="T1">Address of A <text:s/>=</text:span> <text:span text:style-name="T1">base + </text:span>(<text:span text:style-name="T1">i * n * size) + (j * size).</text:span></text:p>
      <text:p text:style-name="P3"><text:tab/>d. The element A[i][j][k], where 0 &lt;= i &lt; m, 0 &lt;= j &lt; n, and 0 &lt;= k &lt; p, and where the array is allocated in column-major order.</text:p>
      <text:p text:style-name="P3"><text:tab/><text:span text:style-name="T1">Address of A <text:s/>=</text:span> <text:span text:style-name="T1">base + ((k * n + j) * m * size) + (i * siz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Austin</meta:initial-creator>
    <meta:creation-date>2013-12-15T20:01:09.68</meta:creation-date>
    <meta:document-statistic meta:table-count="0" meta:image-count="0" meta:object-count="0" meta:page-count="1" meta:paragraph-count="13" meta:word-count="179" meta:character-count="783"/>
    <dc:date>2013-12-15T20:07:57.97</dc:date>
    <dc:creator>Zack Austin</dc:creator>
    <meta:editing-duration>PT6M50S</meta:editing-duration>
    <meta:editing-cycles>1</meta:editing-cycles>
    <meta:generator>OpenOffice/4.0.0$Win32 OpenOffice.org_project/400m3$Build-9702</meta:generator>
  </office:meta>
</office:document-meta>
</file>